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Black" svg:font-family="'Arial Black'" style:font-family-generic="roman"/>
    <style:font-face style:name="Chandas" svg:font-family="Chandas" style:font-pitch="variable"/>
    <style:font-face style:name="Chilanka" svg:font-family="Chilanka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8f89" officeooo:paragraph-rsid="00118f89"/>
    </style:style>
    <style:style style:name="P2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style:font-name="Chilanka"/>
    </style:style>
    <style:style style:name="P3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Chilank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</style:style>
    <style:style style:name="T1" style:family="text">
      <style:text-properties fo:color="#000000" style:text-outline="false" style:text-line-through-style="none" style:text-line-through-type="none" style:text-position="0% 100%" style:font-name="Chilank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.8008in" fo:min-width="4.1228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-content" style:horizontal-pos="from-left" style:horizontal-rel="paragraph-content"/>
    </style:style>
    <style:style style:name="gr2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0.9673in" fo:min-width="2.3055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4618in" fo:min-width="4.3453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3008in" fo:min-width="3.902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.0791in" fo:min-width="2.0429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draw:custom-shape text:anchor-type="paragraph" draw:z-index="4" draw:style-name="gr5" draw:text-style-name="P3" svg:width="2.2398in" svg:height="1.1815in" svg:x="1.3791in" svg:y="0.0264in"><text:p text:style-name="P4"><text:span text:style-name="T1">never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/>
      <text:p text:style-name="P1"/>
      <text:p text:style-name="P1"/>
      <text:p text:style-name="P1"><draw:custom-shape text:anchor-type="paragraph" draw:z-index="3" draw:style-name="gr4" draw:text-style-name="P3" svg:width="4.0988in" svg:height="2.4031in" svg:x="1.4866in" svg:y="0.0181in"><text:p text:style-name="P4"><text:span text:style-name="T1">prophesy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2" draw:style-name="gr3" draw:text-style-name="P3" svg:width="4.5421in" svg:height="2.5642in" svg:x="-0.1555in" svg:y="0.0764in"><text:p text:style-name="P4"><text:span text:style-name="T1">especially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/>
      <text:p text:style-name="P1"/>
      <text:p text:style-name="P1"/>
      <text:p text:style-name="P1"/>
      <text:p text:style-name="P1"><draw:custom-shape text:anchor-type="paragraph" draw:z-index="1" draw:style-name="gr2" draw:text-style-name="P3" svg:width="2.5024in" svg:height="1.0697in" svg:x="4.6098in" svg:y="0.1264in"><text:p text:style-name="P2"><text:span text:style-name="T1">about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><draw:custom-shape text:anchor-type="paragraph" draw:z-index="0" draw:style-name="gr1" draw:text-style-name="P3" svg:width="4.3197in" svg:height="1.9031in" svg:x="1.0909in" svg:y="1.0043in"><text:p text:style-name="P2"><text:span text:style-name="T1">the future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Black" svg:font-family="'Arial Black'" style:font-family-generic="roman"/>
    <style:font-face style:name="Chandas" svg:font-family="Chandas" style:font-pitch="variable"/>
    <style:font-face style:name="Chilanka" svg:font-family="Chilanka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3:30:59.899152682</meta:creation-date>
    <dc:date>2020-05-24T13:46:08.283437077</dc:date>
    <meta:editing-duration>PT4M5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